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imes New Roman" svg:font-family="'Times New Roman'"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seudocode ist eine Mischung aus natürlicher Sprache und einer höheren Programmiersprache. Eine Beschreibung eines Algorithmus in Pseudocode ist einerseits exakter als eine Beschreibung in natürlicher Sprache, anderseits aber noch nicht so detailliert wie eine Implementation als Computerprogramm. Oft wird Stepwise Refinement angewendet, d. h. der zuerst noch sehr kurze und wenig formale Pseudocode wird in mehreren Schritten verfeinert, bis am Schluss der Schritt zum Computerprogramm nur noch klein ist. </text:p>
      <text:p text:style-name="Standard"/>
      <text:p text:style-name="Text_20_body">Bei der Implementation eines Algorithmus in verschiedenen Programmiersprachen fällt auf, dass die Implementierungen äußerst unterschiedlich sind. Gerade für Programmierer, die in einer bestimmten Programmiersprache ungeübt sind, kann es schwer sein, die Funktion eines Codestücks nachzuvollziehen, weil Formalitäten den Blick aufs Wesentliche versperren. An dieser Stelle kommt Pseudocode ins Spiel.</text:p>
      <text:p text:style-name="Text_20_body">Pseudocode wird dann eingesetzt, wenn die Funktionsweise eines Algorithmus im Vordergrund und die <text:a xlink:type="simple" xlink:href="http://de.wikipedia.org/wiki/Programmiersprache">sprachspezifische</text:a> Implementation im Hintergrund stehen. Dies führt zu größerer Übersichtlichkeit, weil triviale Codestücke je nach belieben stark abgekürzt werden können und Formalitäten nicht "die Sicht versperren".</text:p>
      <text:p text:style-name="Text_20_body">Auch bei der Entwicklung von Algorithmen und Codestücken kommt oft Pseudocode ins Spiel. So kann man sich auf die Funktionsweise konzentrieren, ohne sich zuerst mit der genauen Syntax auseinanderzusetzen.</text:p>
      <text:p text:style-name="Text_20_body">Anwendungsgebiete sind also Lehrbücher und der Entwurfprozes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date>2008-01-24T17:12:08</dc:date>
    <meta:editing-cycles>1</meta:editing-cycles>
    <meta:editing-duration>PT45S</meta:editing-duration>
    <meta:user-defined meta:name="Info 1"/>
    <meta:user-defined meta:name="Info 2"/>
    <meta:user-defined meta:name="Info 3"/>
    <meta:user-defined meta:name="Info 4"/>
    <meta:document-statistic meta:table-count="0" meta:image-count="0" meta:object-count="0" meta:page-count="1" meta:paragraph-count="5" meta:word-count="193" meta:character-count="1487"/>
  </office:meta>
</office:document-meta>
</file>